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ower" table:style-name="ta1">
        <table:shapes>
          <draw:frame draw:z-index="0" draw:style-name="gr1" draw:text-style-name="P1" svg:width="658.23pt" svg:height="378.71pt" svg:x="220.93pt" svg:y="26.36pt">
            <draw:object draw:notify-on-update-of-ranges="slower.A2:slower.A26 slower.B1:slower.B1 slower.B2:slower.B26 slower.C1:slower.C1 slower.C2:slower.C26 slower.D1:slower.D1 slower.D2:slower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word_base_size</text:p>
          </table:table-cell>
          <table:table-cell table:style-name="ce1" office:value-type="string" calcext:value-type="string">
            <text:p>count1</text:p>
          </table:table-cell>
          <table:table-cell table:style-name="ce1" office:value-type="string" calcext:value-type="string">
            <text:p>count2</text:p>
          </table:table-cell>
          <table:table-cell table:style-name="ce1" office:value-type="string" calcext:value-type="string">
            <text:p>count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445" calcext:value-type="float">
            <text:p>0.445</text:p>
          </table:table-cell>
          <table:table-cell office:value-type="float" office:value="0.242" calcext:value-type="float">
            <text:p>0.242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787" calcext:value-type="float">
            <text:p>0.787</text:p>
          </table:table-cell>
          <table:table-cell office:value-type="float" office:value="0.431" calcext:value-type="float">
            <text:p>0.431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221" calcext:value-type="float">
            <text:p>1.221</text:p>
          </table:table-cell>
          <table:table-cell office:value-type="float" office:value="0.683" calcext:value-type="float">
            <text:p>0.683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741" calcext:value-type="float">
            <text:p>1.741</text:p>
          </table:table-cell>
          <table:table-cell office:value-type="float" office:value="0.966" calcext:value-type="float">
            <text:p>0.966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373" calcext:value-type="float">
            <text:p>2.373</text:p>
          </table:table-cell>
          <table:table-cell office:value-type="float" office:value="1.328" calcext:value-type="float">
            <text:p>1.328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085" calcext:value-type="float">
            <text:p>3.085</text:p>
          </table:table-cell>
          <table:table-cell office:value-type="float" office:value="1.717" calcext:value-type="float">
            <text:p>1.717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.911" calcext:value-type="float">
            <text:p>3.911</text:p>
          </table:table-cell>
          <table:table-cell office:value-type="float" office:value="2.182" calcext:value-type="float">
            <text:p>2.182</text:p>
          </table:table-cell>
          <table:table-cell office:value-type="float" office:value="1.284" calcext:value-type="float">
            <text:p>1.2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808" calcext:value-type="float">
            <text:p>4.808</text:p>
          </table:table-cell>
          <table:table-cell office:value-type="float" office:value="2.693" calcext:value-type="float">
            <text:p>2.693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.859" calcext:value-type="float">
            <text:p>5.859</text:p>
          </table:table-cell>
          <table:table-cell office:value-type="float" office:value="3.252" calcext:value-type="float">
            <text:p>3.252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.471" calcext:value-type="float">
            <text:p>7.471</text:p>
          </table:table-cell>
          <table:table-cell office:value-type="float" office:value="3.926" calcext:value-type="float">
            <text:p>3.926</text:p>
          </table:table-cell>
          <table:table-cell office:value-type="float" office:value="2.286" calcext:value-type="float">
            <text:p>2.28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.529" calcext:value-type="float">
            <text:p>8.529</text:p>
          </table:table-cell>
          <table:table-cell office:value-type="float" office:value="5.333" calcext:value-type="float">
            <text:p>5.333</text:p>
          </table:table-cell>
          <table:table-cell office:value-type="float" office:value="2.751" calcext:value-type="float">
            <text:p>2.75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0.337" calcext:value-type="float">
            <text:p>10.337</text:p>
          </table:table-cell>
          <table:table-cell office:value-type="float" office:value="5.375" calcext:value-type="float">
            <text:p>5.375</text:p>
          </table:table-cell>
          <table:table-cell office:value-type="float" office:value="3.858" calcext:value-type="float">
            <text:p>3.85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1.813" calcext:value-type="float">
            <text:p>11.813</text:p>
          </table:table-cell>
          <table:table-cell office:value-type="float" office:value="6.954" calcext:value-type="float">
            <text:p>6.954</text:p>
          </table:table-cell>
          <table:table-cell office:value-type="float" office:value="3.614" calcext:value-type="float">
            <text:p>3.61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4.456" calcext:value-type="float">
            <text:p>14.456</text:p>
          </table:table-cell>
          <table:table-cell office:value-type="float" office:value="8.113" calcext:value-type="float">
            <text:p>8.113</text:p>
          </table:table-cell>
          <table:table-cell office:value-type="float" office:value="5.219" calcext:value-type="float">
            <text:p>5.21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4.284" calcext:value-type="float">
            <text:p>14.284</text:p>
          </table:table-cell>
          <table:table-cell office:value-type="float" office:value="8.569" calcext:value-type="float">
            <text:p>8.569</text:p>
          </table:table-cell>
          <table:table-cell office:value-type="float" office:value="4.566" calcext:value-type="float">
            <text:p>4.56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5.762" calcext:value-type="float">
            <text:p>15.762</text:p>
          </table:table-cell>
          <table:table-cell office:value-type="float" office:value="8.791" calcext:value-type="float">
            <text:p>8.791</text:p>
          </table:table-cell>
          <table:table-cell office:value-type="float" office:value="5.115" calcext:value-type="float">
            <text:p>5.11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7.519" calcext:value-type="float">
            <text:p>17.519</text:p>
          </table:table-cell>
          <table:table-cell office:value-type="float" office:value="9.797" calcext:value-type="float">
            <text:p>9.797</text:p>
          </table:table-cell>
          <table:table-cell office:value-type="float" office:value="5.718" calcext:value-type="float">
            <text:p>5.71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.484" calcext:value-type="float">
            <text:p>19.484</text:p>
          </table:table-cell>
          <table:table-cell office:value-type="float" office:value="10.946" calcext:value-type="float">
            <text:p>10.946</text:p>
          </table:table-cell>
          <table:table-cell office:value-type="float" office:value="6.305" calcext:value-type="float">
            <text:p>6.30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1.376" calcext:value-type="float">
            <text:p>21.376</text:p>
          </table:table-cell>
          <table:table-cell office:value-type="float" office:value="11.97" calcext:value-type="float">
            <text:p>11.97</text:p>
          </table:table-cell>
          <table:table-cell office:value-type="float" office:value="6.964" calcext:value-type="float">
            <text:p>6.96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3.412" calcext:value-type="float">
            <text:p>23.412</text:p>
          </table:table-cell>
          <table:table-cell office:value-type="float" office:value="13.231" calcext:value-type="float">
            <text:p>13.231</text:p>
          </table:table-cell>
          <table:table-cell office:value-type="float" office:value="7.635" calcext:value-type="float">
            <text:p>7.63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5.828" calcext:value-type="float">
            <text:p>25.828</text:p>
          </table:table-cell>
          <table:table-cell office:value-type="float" office:value="14.529" calcext:value-type="float">
            <text:p>14.529</text:p>
          </table:table-cell>
          <table:table-cell office:value-type="float" office:value="8.366" calcext:value-type="float">
            <text:p>8.36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7.766" calcext:value-type="float">
            <text:p>27.766</text:p>
          </table:table-cell>
          <table:table-cell office:value-type="float" office:value="16.478" calcext:value-type="float">
            <text:p>16.478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1.629" calcext:value-type="float">
            <text:p>31.629</text:p>
          </table:table-cell>
          <table:table-cell office:value-type="float" office:value="18.215" calcext:value-type="float">
            <text:p>18.215</text:p>
          </table:table-cell>
          <table:table-cell office:value-type="float" office:value="10.268" calcext:value-type="float">
            <text:p>10.26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 table:number-rows-repeated="2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  <table:table table:name="faster" table:style-name="ta1">
        <table:shapes>
          <draw:frame draw:z-index="0" draw:style-name="gr1" draw:text-style-name="P1" svg:width="658.86pt" svg:height="370.6pt" svg:x="108.03pt" svg:y="8.28pt">
            <draw:object draw:notify-on-update-of-ranges="faster.A2:faster.A22 faster.B1:faster.B1 faster.B2:faster.B22 faster.C1:faster.C1 faster.C2:faster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word_base_size</text:p>
          </table:table-cell>
          <table:table-cell table:style-name="ce1" office:value-type="string" calcext:value-type="string">
            <text:p>count4</text:p>
          </table:table-cell>
          <table:table-cell table:style-name="ce1" office:value-type="string" calcext:value-type="string">
            <text:p>count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735" calcext:value-type="float">
            <text:p>0.735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732" calcext:value-type="float">
            <text:p>1.732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.642" calcext:value-type="float">
            <text:p>2.642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.259" calcext:value-type="float">
            <text:p>3.259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4.177" calcext:value-type="float">
            <text:p>4.177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5.545" calcext:value-type="float">
            <text:p>5.545</text:p>
          </table:table-cell>
          <table:table-cell office:value-type="float" office:value="1.751" calcext:value-type="float">
            <text:p>1.751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5.773" calcext:value-type="float">
            <text:p>5.773</text:p>
          </table:table-cell>
          <table:table-cell office:value-type="float" office:value="1.834" calcext:value-type="float">
            <text:p>1.834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6.741" calcext:value-type="float">
            <text:p>6.741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7.654" calcext:value-type="float">
            <text:p>7.654</text:p>
          </table:table-cell>
          <table:table-cell office:value-type="float" office:value="2.479" calcext:value-type="float">
            <text:p>2.47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.752" calcext:value-type="float">
            <text:p>8.752</text:p>
          </table:table-cell>
          <table:table-cell office:value-type="float" office:value="2.957" calcext:value-type="float">
            <text:p>2.957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9.312" calcext:value-type="float">
            <text:p>9.312</text:p>
          </table:table-cell>
          <table:table-cell office:value-type="float" office:value="3.319" calcext:value-type="float">
            <text:p>3.31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0.149" calcext:value-type="float">
            <text:p>10.149</text:p>
          </table:table-cell>
          <table:table-cell office:value-type="float" office:value="3.689" calcext:value-type="float">
            <text:p>3.689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1.123" calcext:value-type="float">
            <text:p>11.123</text:p>
          </table:table-cell>
          <table:table-cell office:value-type="float" office:value="3.801" calcext:value-type="float">
            <text:p>3.801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2.678" calcext:value-type="float">
            <text:p>12.678</text:p>
          </table:table-cell>
          <table:table-cell office:value-type="float" office:value="4.059" calcext:value-type="float">
            <text:p>4.059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3.722" calcext:value-type="float">
            <text:p>13.722</text:p>
          </table:table-cell>
          <table:table-cell office:value-type="float" office:value="4.584" calcext:value-type="float">
            <text:p>4.584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4.654" calcext:value-type="float">
            <text:p>14.654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5.661" calcext:value-type="float">
            <text:p>15.661</text:p>
          </table:table-cell>
          <table:table-cell office:value-type="float" office:value="4.812" calcext:value-type="float">
            <text:p>4.812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6.527" calcext:value-type="float">
            <text:p>16.527</text:p>
          </table:table-cell>
          <table:table-cell office:value-type="float" office:value="5.348" calcext:value-type="float">
            <text:p>5.348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42.171" calcext:value-type="float">
            <text:p>42.171</text:p>
          </table:table-cell>
          <table:table-cell office:value-type="float" office:value="13.61" calcext:value-type="float">
            <text:p>13.6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number-columns-repeated="2"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number-columns-repeated="2"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number-columns-repeated="2"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number-columns-repeated="2"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number-columns-repeated="2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20:25:22.095032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7:45:14.497611388</meta:creation-date>
    <dc:date>2019-09-15T21:55:21.876031343</dc:date>
    <meta:editing-duration>P2DT1H26M41S</meta:editing-duration>
    <meta:editing-cycles>4</meta:editing-cycles>
    <meta:generator>LibreOffice/6.1.5.2$Linux_X86_64 LibreOffice_project/10$Build-2</meta:generator>
    <meta:document-statistic meta:table-count="2" meta:cell-count="1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22cm" svg:height="13.361cm" xlink:href=".." xlink:type="simple" chart:class="chart:line" chart:style-name="ch1">
        <chart:legend svg:x="-0.001cm" svg:y="0cm" style:legend-expansion="custom" chartooo:width="23.222cm" chartooo:height="13.361cm" style:legend-expansion-aspect-ratio="1.7380435596138" chart:style-name="ch2"/>
        <chart:plot-area chart:style-name="ch3" table:cell-range-address="slower.A1:slower.D26" chart:data-source-has-labels="both" svg:x="0.464cm" svg:y="0.267cm" svg:width="22.294cm" svg:height="12.827cm">
          <chartooo:coordinate-region svg:x="1.085cm" svg:y="0.267cm" svg:width="21.486cm" svg:height="11.443cm"/>
          <chart:axis chart:dimension="x" chart:name="primary-x" chart:style-name="ch4" chartooo:axis-type="auto">
            <chartooo:date-scale/>
            <chart:categories table:cell-range-address="slower.A2:slower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lower.B2:slower.B26" chart:label-cell-address="slower.B1:slower.B1" chart:class="chart:line">
            <chart:data-point chart:repeated="25"/>
          </chart:series>
          <chart:series chart:style-name="ch7" chart:values-cell-range-address="slower.C2:slower.C26" chart:label-cell-address="slower.C1:slower.C1" chart:class="chart:line">
            <chart:data-point chart:repeated="25"/>
          </chart:series>
          <chart:series chart:style-name="ch8" chart:values-cell-range-address="slower.D2:slower.D26" chart:label-cell-address="slower.D1:slower.D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1</text:p>
                <draw:g>
                  <svg:desc>slower.B1:slower.B1</svg:desc>
                </draw:g>
              </table:table-cell>
              <table:table-cell office:value-type="string">
                <text:p>count2</text:p>
                <draw:g>
                  <svg:desc>slower.C1:slower.C1</svg:desc>
                </draw:g>
              </table:table-cell>
              <table:table-cell office:value-type="string">
                <text:p>count3</text:p>
                <draw:g>
                  <svg:desc>slower.D1:slower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lower.A2:slower.A26</svg:desc>
                </draw:g>
              </table:table-cell>
              <table:table-cell office:value-type="float" office:value="0.048">
                <text:p>0.048</text:p>
                <draw:g>
                  <svg:desc>slower.B2:slower.B26</svg:desc>
                </draw:g>
              </table:table-cell>
              <table:table-cell office:value-type="float" office:value="0.026">
                <text:p>0.026</text:p>
                <draw:g>
                  <svg:desc>slower.C2:slower.C26</svg:desc>
                </draw:g>
              </table:table-cell>
              <table:table-cell office:value-type="float" office:value="0.016">
                <text:p>0.016</text:p>
                <draw:g>
                  <svg:desc>slower.D2:slower.D2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93">
                <text:p>0.193</text:p>
              </table:table-cell>
              <table:table-cell office:value-type="float" office:value="0.106">
                <text:p>0.10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45">
                <text:p>0.445</text:p>
              </table:table-cell>
              <table:table-cell office:value-type="float" office:value="0.242">
                <text:p>0.242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787">
                <text:p>0.787</text:p>
              </table:table-cell>
              <table:table-cell office:value-type="float" office:value="0.431">
                <text:p>0.431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221">
                <text:p>1.221</text:p>
              </table:table-cell>
              <table:table-cell office:value-type="float" office:value="0.683">
                <text:p>0.683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741">
                <text:p>1.741</text:p>
              </table:table-cell>
              <table:table-cell office:value-type="float" office:value="0.966">
                <text:p>0.966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.373">
                <text:p>2.373</text:p>
              </table:table-cell>
              <table:table-cell office:value-type="float" office:value="1.328">
                <text:p>1.328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085">
                <text:p>3.085</text:p>
              </table:table-cell>
              <table:table-cell office:value-type="float" office:value="1.717">
                <text:p>1.717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.911">
                <text:p>3.911</text:p>
              </table:table-cell>
              <table:table-cell office:value-type="float" office:value="2.182">
                <text:p>2.182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808">
                <text:p>4.808</text:p>
              </table:table-cell>
              <table:table-cell office:value-type="float" office:value="2.693">
                <text:p>2.693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5.859">
                <text:p>5.859</text:p>
              </table:table-cell>
              <table:table-cell office:value-type="float" office:value="3.252">
                <text:p>3.252</text:p>
              </table:table-cell>
              <table:table-cell office:value-type="float" office:value="1.911">
                <text:p>1.91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7.471">
                <text:p>7.471</text:p>
              </table:table-cell>
              <table:table-cell office:value-type="float" office:value="3.926">
                <text:p>3.926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8.529">
                <text:p>8.529</text:p>
              </table:table-cell>
              <table:table-cell office:value-type="float" office:value="5.333">
                <text:p>5.333</text:p>
              </table:table-cell>
              <table:table-cell office:value-type="float" office:value="2.751">
                <text:p>2.75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0.337">
                <text:p>10.337</text:p>
              </table:table-cell>
              <table:table-cell office:value-type="float" office:value="5.375">
                <text:p>5.375</text:p>
              </table:table-cell>
              <table:table-cell office:value-type="float" office:value="3.858">
                <text:p>3.85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1.813">
                <text:p>11.813</text:p>
              </table:table-cell>
              <table:table-cell office:value-type="float" office:value="6.954">
                <text:p>6.954</text:p>
              </table:table-cell>
              <table:table-cell office:value-type="float" office:value="3.614">
                <text:p>3.61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4.456">
                <text:p>14.456</text:p>
              </table:table-cell>
              <table:table-cell office:value-type="float" office:value="8.113">
                <text:p>8.113</text:p>
              </table:table-cell>
              <table:table-cell office:value-type="float" office:value="5.219">
                <text:p>5.21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4.284">
                <text:p>14.284</text:p>
              </table:table-cell>
              <table:table-cell office:value-type="float" office:value="8.569">
                <text:p>8.569</text:p>
              </table:table-cell>
              <table:table-cell office:value-type="float" office:value="4.566">
                <text:p>4.56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5.762">
                <text:p>15.762</text:p>
              </table:table-cell>
              <table:table-cell office:value-type="float" office:value="8.791">
                <text:p>8.791</text:p>
              </table:table-cell>
              <table:table-cell office:value-type="float" office:value="5.115">
                <text:p>5.11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7.519">
                <text:p>17.519</text:p>
              </table:table-cell>
              <table:table-cell office:value-type="float" office:value="9.797">
                <text:p>9.797</text:p>
              </table:table-cell>
              <table:table-cell office:value-type="float" office:value="5.718">
                <text:p>5.71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.484">
                <text:p>19.484</text:p>
              </table:table-cell>
              <table:table-cell office:value-type="float" office:value="10.946">
                <text:p>10.946</text:p>
              </table:table-cell>
              <table:table-cell office:value-type="float" office:value="6.305">
                <text:p>6.30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.376">
                <text:p>21.376</text:p>
              </table:table-cell>
              <table:table-cell office:value-type="float" office:value="11.97">
                <text:p>11.97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3.412">
                <text:p>23.412</text:p>
              </table:table-cell>
              <table:table-cell office:value-type="float" office:value="13.231">
                <text:p>13.231</text:p>
              </table:table-cell>
              <table:table-cell office:value-type="float" office:value="7.635">
                <text:p>7.63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5.828">
                <text:p>25.828</text:p>
              </table:table-cell>
              <table:table-cell office:value-type="float" office:value="14.529">
                <text:p>14.529</text:p>
              </table:table-cell>
              <table:table-cell office:value-type="float" office:value="8.366">
                <text:p>8.36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7.766">
                <text:p>27.766</text:p>
              </table:table-cell>
              <table:table-cell office:value-type="float" office:value="16.478">
                <text:p>16.478</text:p>
              </table:table-cell>
              <table:table-cell office:value-type="float" office:value="9.675">
                <text:p>9.67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1.629">
                <text:p>31.629</text:p>
              </table:table-cell>
              <table:table-cell office:value-type="float" office:value="18.215">
                <text:p>18.215</text:p>
              </table:table-cell>
              <table:table-cell office:value-type="float" office:value="10.268">
                <text:p>10.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44cm" svg:height="13.075cm" xlink:href=".." xlink:type="simple" chart:class="chart:line" chart:style-name="ch1">
        <chart:legend chart:legend-position="end" svg:x="20.868cm" svg:y="5.989cm" style:legend-expansion="high" chart:style-name="ch2"/>
        <chart:plot-area chart:style-name="ch3" table:cell-range-address="faster.A1:faster.C22" chart:data-source-has-labels="both" svg:x="0.464cm" svg:y="0.261cm" svg:width="19.94cm" svg:height="12.553cm">
          <chartooo:coordinate-region svg:x="1.085cm" svg:y="0.261cm" svg:width="18.742cm" svg:height="10.776cm"/>
          <chart:axis chart:dimension="x" chart:name="primary-x" chart:style-name="ch4" chartooo:axis-type="auto">
            <chartooo:date-scale/>
            <chart:categories table:cell-range-address="faster.A2:faster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aster.B2:faster.B22" chart:label-cell-address="faster.B1:faster.B1" chart:class="chart:line">
            <chart:data-point chart:repeated="21"/>
          </chart:series>
          <chart:series chart:style-name="ch7" chart:values-cell-range-address="faster.C2:faster.C22" chart:label-cell-address="faster.C1:faster.C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4</text:p>
                <draw:g>
                  <svg:desc>faster.B1:faster.B1</svg:desc>
                </draw:g>
              </table:table-cell>
              <table:table-cell office:value-type="string">
                <text:p>count5</text:p>
                <draw:g>
                  <svg:desc>faster.C1:faster.C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faster.A2:faster.A22</svg:desc>
                </draw:g>
              </table:table-cell>
              <table:table-cell office:value-type="float" office:value="0.735">
                <text:p>0.735</text:p>
                <draw:g>
                  <svg:desc>faster.B2:faster.B22</svg:desc>
                </draw:g>
              </table:table-cell>
              <table:table-cell office:value-type="float" office:value="0.253">
                <text:p>0.253</text:p>
                <draw:g>
                  <svg:desc>faster.C2:faster.C22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732">
                <text:p>1.732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642">
                <text:p>2.642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3.259">
                <text:p>3.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4.177">
                <text:p>4.17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5.545">
                <text:p>5.545</text:p>
              </table:table-cell>
              <table:table-cell office:value-type="float" office:value="1.751">
                <text:p>1.751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5.773">
                <text:p>5.773</text:p>
              </table:table-cell>
              <table:table-cell office:value-type="float" office:value="1.834">
                <text:p>1.83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6.741">
                <text:p>6.741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7.654">
                <text:p>7.654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8.752">
                <text:p>8.752</text:p>
              </table:table-cell>
              <table:table-cell office:value-type="float" office:value="2.957">
                <text:p>2.957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9.312">
                <text:p>9.312</text:p>
              </table:table-cell>
              <table:table-cell office:value-type="float" office:value="3.319">
                <text:p>3.319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0.149">
                <text:p>10.149</text:p>
              </table:table-cell>
              <table:table-cell office:value-type="float" office:value="3.689">
                <text:p>3.689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1.123">
                <text:p>11.123</text:p>
              </table:table-cell>
              <table:table-cell office:value-type="float" office:value="3.801">
                <text:p>3.801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12.678">
                <text:p>12.678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3.722">
                <text:p>13.722</text:p>
              </table:table-cell>
              <table:table-cell office:value-type="float" office:value="4.584">
                <text:p>4.584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4.654">
                <text:p>14.65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15.661">
                <text:p>15.661</text:p>
              </table:table-cell>
              <table:table-cell office:value-type="float" office:value="4.812">
                <text:p>4.81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16.527">
                <text:p>16.527</text:p>
              </table:table-cell>
              <table:table-cell office:value-type="float" office:value="5.348">
                <text:p>5.348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42.171">
                <text:p>42.171</text:p>
              </table:table-cell>
              <table:table-cell office:value-type="float" office:value="13.61">
                <text:p>13.6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0000">
                <text:p>2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